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fo:color="#9b00d3"/>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fo:color="#9b00d3"/>
    </style:style>
    <style:style style:name="T5" style:family="text">
      <style:text-properties fo:font-size="11.00pt" fo:font-weight="normal"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fo:color="#9b00d3"/>
    </style:style>
    <style:style style:name="T7" style:family="text">
      <style:text-properties fo:font-size="11.00pt" fo:font-weight="normal" fo:font-family="'Courier New'" style:font-family-asian="'Courier New'" style:font-family-complex="'Courier New'"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fo:color="#9b00d3"/>
    </style:style>
    <style:style style:name="T9"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Evidencing A4: Develop effective learning environments and approaches to student support and guidance</text:span></text:p>
      <text:p text:style-name="P1"><text:span text:style-name="T1">This Area of Activity is about how you make effective use of both the formal and informal learning environment to facilitate learning, and how you seek to meet the needs of your learners for educational support and guidance. It includes how you:</text:span></text:p>
      <text:p text:style-name="P1"><text:span text:style-name="T1"/></text:p>
      <text:p text:style-name="P1"><text:span text:style-name="T1">Utilise and manage the full range of physical or virtual learning environments so that they are appropriate to your learnersâ€™ needs</text:span></text:p>
      <text:p text:style-name="P1"><text:span text:style-name="T1">Work with learners and service providers to ensure that your learners can access and use a broad range of learning opportunities. Learner support might include such activities as personal and academic tutoring, one-to-one advice, counselling, developing practice to meet the learning implications of widening access, or supporting learners with disabilities</text:span></text:p>
      <text:p text:style-name="P1"><text:span text:style-name="T1">Use examples from your practice where you have utilised the learning environment and/or provided support and guidance to your learners.</text:span></text:p>
      <text:p text:style-name="P1"><text:span text:style-name="T1"/></text:p>
      <text:p text:style-name="P1"><text:span text:style-name="T1">Address the following points in this section of your account by critically reflecting on:</text:span></text:p>
      <text:p text:style-name="P1"><text:span text:style-name="T1"/></text:p>
      <text:p text:style-name="P1"><text:span text:style-name="T1">1. The main types of educational environment in which you work and/or what kinds of support and guidance you give to your learners, whether formal or informal (â‰¤ 100 words)</text:span></text:p>
      <text:p text:style-name="P1"><text:span text:style-name="T1">2. How you have contributed to making the learning environment more effective for learners</text:span></text:p>
      <text:p text:style-name="P1"><text:span text:style-name="T1">3. The ways you have contributed to supporting and guiding your learners</text:span></text:p>
      <text:p text:style-name="P1"><text:span text:style-name="T1">4. Why you chose those particular strategies and how well they worked</text:span></text:p>
      <text:p text:style-name="P1"><text:span text:style-name="T1">5. Which elements of Core Knowledge you used, how and why</text:span></text:p>
      <text:p text:style-name="P1"><text:span text:style-name="T1">6. Which Professional Values you applied, how and why</text:span></text:p>
      <text:p text:style-name="P1"><text:span text:style-name="T1"/></text:p>
      <text:p text:style-name="P1"><text:span text:style-name="T1">Type your evidence in the following text box: (362 words)</text:span></text:p>
      <text:p text:style-name="P1"><text:span text:style-name="T1"/></text:p>
      <text:p text:style-name="P1"><text:span text:style-name="T1">The physical environments in which I work are classrooms and PC labs. I also use virtual environments - the courses I teach have discussion forums on which I answer questions about the coursework very promptly.<text:s/></text:span><text:span text:style-name="T2">What does very promptly mean? Pros and cons of this approach could be elaborated on.<text:s/></text:span><text:span text:style-name="T3">I also offer one to one or group support during office hours. </text:span></text:p>
      <text:p text:style-name="P1"><text:span text:style-name="T3"/></text:p>
      <text:p text:style-name="P1"><text:span text:style-name="T3">I have contributed to making the learning environment more effective by encouraging students to ask questions on the discussion forum rather than emailing me. These questions can be asked anonymously, thus respecting individual learners (V1). The students benefit because they can learn from the questions of other students. This is an appropriate use of a learning technology (K4) and it is also a method of evaluating the effectiveness of my teaching (K5). I am also applying professional values V1 and V2; by making all of these questions and answers visible to all students, all can benefit from them, not just the self confident students who are prepared to ask questions.<text:s/></text:span><text:span text:style-name="T4">Demonstrate that it is used?</text:span></text:p>
      <text:p text:style-name="P1"><text:span text:style-name="T5"/></text:p>
      <text:p text:style-name="P1"><text:span text:style-name="T5">I support learners who are not fluent in English (V1 and V2) by ensuring that all important communications are written down so that they do not have to rely on understanding me talking. This also recognises the wider context in which higher education operates (V4). We are trying to attract more students from overseas and so we must provide them with teaching material that is comprehensible.<text:s/></text:span><text:span text:style-name="T6">Is that the only thing we need to do? Is it worth elaborating here at all?</text:span></text:p>
      <text:p text:style-name="P1"><text:span text:style-name="T7"/></text:p>
      <text:p text:style-name="P1"><text:span text:style-name="T7">I am interested in the idea of stereotype inoculation (eg Jaschick 2011). I am a white woman so I hope to inoculate the class against the idea that women cannot do mathematics and computing. Many of my students are Asian and I have provided them with a role model by conducting a skype interview during a lecture with an Asian member of staff at the Met Office about career prospects in atmospheric science.</text:span></text:p>
      <text:p text:style-name="P1"><text:span text:style-name="T7"/></text:p>
      <text:p text:style-name="P1"><text:span text:style-name="T7">I have not always been able to learn the names of all my students. However I understand that this is important for providing an inclusive environment. I plan to do this better in future years by interviewing all students about their background and how to pronounce their name during the first practical computing session of the term.<text:s/></text:span><text:span text:style-name="T8">Can you identify a way to make you more likely to remember these - with evidence (and if you find one that's good can you share it with me please!)</text:span></text:p>
      <text:p text:style-name="P1"><text:span text:style-name="T9"/></text:p>
      <text:p text:style-name="P1"><text:span text:style-name="T9">References</text:span></text:p>
      <text:p text:style-name="P1"><text:span text:style-name="T9"/></text:p>
      <text:p text:style-name="P1"><text:span text:style-name="T9">Jaschick, S. 2011, "Inoculation Against Stereotype", Inside Higher Ed</text:span></text:p>
      <text:p text:style-name="P1"><text:span text:style-name="T9"/></text:p>
      <text:p text:style-name="P1"><text:span text:style-name="T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